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Tahoma1" svg:font-family="Tahoma"/>
    <style:font-face style:name="Verdana" svg:font-family="Verdana"/>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bold" style:font-weight-complex="bold"/>
    </style:style>
    <style:style style:name="P5" style:family="paragraph" style:parent-style-name="Standard">
      <style:text-properties style:font-name="Verdana1" fo:font-size="10pt" fo:font-weight="normal" style:font-name-asian="Consolas" style:font-size-asian="10pt" style:font-weight-asian="normal" style:font-name-complex="Consolas"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fo:font-size="10pt" fo:font-weight="normal" style:font-size-asian="10pt" style:font-weight-asian="normal" style:font-size-complex="10pt" style:font-weight-complex="normal"/>
    </style:style>
    <style:style style:name="T5" style:family="text">
      <style:text-properties style:font-name="Verdana1" fo:font-size="10pt" fo:font-weight="normal" style:font-name-asian="Consolas" style:font-size-asian="10pt" style:font-weight-asian="normal" style:font-name-complex="Consolas" style:font-size-complex="10pt" style:font-weight-complex="normal"/>
    </style:style>
    <style:style style:name="T6" style:family="text">
      <style:text-properties fo:font-style="italic"/>
    </style:style>
    <style:style style:name="T7" style:family="text">
      <style:text-properties fo:font-style="italic"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ty Functions</text:p>
      <text:p text:style-name="P3"/>
      <text:p text:style-name="Standard"><text:span text:style-name="T1"><text:tab/>The Scrabble AI is composed of two parts. <text:s/>The first being the move generator, which comes in three flavors, brute force, hill climbing, and random restart hill climbing.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text:span><text:span text:style-name="T4">he utility functions are: </text:span><text:span text:style-name="T5">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5"><text:tab/>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5"><text:tab/>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5"><text:tab/>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5"><text:tab/>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p text:style-name="P3"/>
      <text:p text:style-name="P1">Lessons Learned<text:span text:style-name="T1"><text:line-break/></text:span></text:p>
      <text:p text:style-name="P3"><text:tab/>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1"><text:span text:style-name="T1"><text:tab/> Looking back on this decision, we are all very proud of what we accomplished and how </text:span><text:soft-page-break/><text:span text:style-name="T1">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span></text:p>
      <text:p text:style-name="Standard"><text:span text:style-name="T3"><text:tab/></text:span><text:span text:style-name="T1">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2">.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4"><text:tab/>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Standard"><text:span text:style-name="T2"><text:tab/>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line-break/><text:line-break/></text:span><text:span text:style-name="T3">Other Games Considered</text:span></text:p>
      <text:p text:style-name="P3"/>
      <text:p text:style-name="P3"><text:tab/>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p>
      <text:p text:style-name="P2">Works Cited</text:p>
      <text:p text:style-name="P3"/>
      <text:p text:style-name="Hanging_20_indent"><text:span text:style-name="T1">Sackley, Kristen. "Winning Computer Program Created by Graduate Student Beats World Champion Scrabble Player | The Daily Illini." </text:span><text:span text:style-name="T7">The Daily Illini | The Independent Student Newspaper at the University of Illinois since 1871</text:span><text:span text:style-name="T1">. Web. 09 Dec. 2010. &lt;http://www.dailyillini.com/news/2007/02/28/winning-computer-program-created-by-graduate-student-beats-world-champion-scrabble-player&gt;.</text:span></text:p>
      <text:p text:style-name="Hanging_20_indent">Wikipedia Contributors. "Maven (Scrabble)." <text:span text:style-name="T6">Wikipedia, the Free Encyclopedia</text:span>. Wikipedia, The Free Encyclopedia., 12 Nov. 2010. Web. 09 Dec. 2010. &lt;http://en.wikipedia.org/wiki/Maven_(Scrabble)&g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Tahoma1" svg:font-family="Tahoma"/>
    <style:font-face style:name="Verdana" svg:font-family="Verdana"/>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0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Verdana" fo:font-size="11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style:font-name="Verdana"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Sanville</meta:initial-creator>
    <meta:creation-date>2010-12-09T09:43:31.82</meta:creation-date>
    <dc:date>2010-12-09T14:48:11.13</dc:date>
    <dc:creator>William Sanville</dc:creator>
    <meta:editing-duration>PT04H47M20S</meta:editing-duration>
    <meta:editing-cycles>23</meta:editing-cycles>
    <meta:generator>OpenOffice.org/3.1$Win32 OpenOffice.org_project/310m19$Build-9420</meta:generator>
    <meta:document-statistic meta:table-count="0" meta:image-count="0" meta:object-count="0" meta:page-count="3" meta:paragraph-count="16" meta:word-count="1605" meta:character-count="9567"/>
  </office:meta>
</office:document-meta>
</file>